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table:number-columns-repeated="4"/>
          <table:table-cell>
            <draw:frame table:end-cell-address="Sheet1.L20" table:end-x="0.5756in" table:end-y="0.1575in" draw:z-index="0" draw:style-name="gr1" draw:text-style-name="P1" svg:width="6.2988in" svg:height="3.5354in" svg:x="0.5in" svg:y="0in">
              <draw:object draw:notify-on-update-of-ranges="Sheet1.B4:Sheet1.B9 Sheet1.C2:Sheet1.C3 Sheet1.D4:Sheet1.D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string">
            <text:p>Vertices</text:p>
          </table:table-cell>
          <table:table-cell office:value-type="string">
            <text:p>Performance</text:p>
          </table:table-cell>
          <table:table-cell table:number-columns-repeated="2"/>
        </table:table-row>
        <table:table-row table:style-name="ro1">
          <table:table-cell office:value-type="string">
            <text:p>P=.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>
            <text:p>500</text:p>
          </table:table-cell>
          <table:table-cell table:formula="of:=1/[.D4]" office:value-type="float" office:value="0.074252279544982">
            <text:p>0.0742522795</text:p>
          </table:table-cell>
          <table:table-cell office:value-type="float" office:value="13.4676">
            <text:p>13.4676</text:p>
          </table:table-cell>
          <table:table-cell/>
        </table:table-row>
        <table:table-row table:style-name="ro1">
          <table:table-cell/>
          <table:table-cell office:value-type="float" office:value="1000">
            <text:p>1000</text:p>
          </table:table-cell>
          <table:table-cell table:formula="of:=1/[.D5]" office:value-type="float" office:value="0.147145379635079">
            <text:p>0.1471453796</text:p>
          </table:table-cell>
          <table:table-cell office:value-type="float" office:value="6.796">
            <text:p>6.796</text:p>
          </table:table-cell>
          <table:table-cell/>
        </table:table-row>
        <table:table-row table:style-name="ro1">
          <table:table-cell/>
          <table:table-cell office:value-type="float" office:value="1500">
            <text:p>1500</text:p>
          </table:table-cell>
          <table:table-cell table:formula="of:=1/[.D6]" office:value-type="float" office:value="0.209687565527364">
            <text:p>0.2096875655</text:p>
          </table:table-cell>
          <table:table-cell office:value-type="float" office:value="4.769">
            <text:p>4.769</text:p>
          </table:table-cell>
          <table:table-cell/>
        </table:table-row>
        <table:table-row table:style-name="ro1">
          <table:table-cell/>
          <table:table-cell office:value-type="float" office:value="2000">
            <text:p>2000</text:p>
          </table:table-cell>
          <table:table-cell table:formula="of:=1/[.D7]" office:value-type="float" office:value="0.267790673386427">
            <text:p>0.2677906734</text:p>
          </table:table-cell>
          <table:table-cell office:value-type="float" office:value="3.73426">
            <text:p>3.73426</text:p>
          </table:table-cell>
          <table:table-cell/>
        </table:table-row>
        <table:table-row table:style-name="ro1">
          <table:table-cell/>
          <table:table-cell office:value-type="float" office:value="2500">
            <text:p>2500</text:p>
          </table:table-cell>
          <table:table-cell table:formula="of:=1/[.D8]" office:value-type="float" office:value="0.311479903316638">
            <text:p>0.3114799033</text:p>
          </table:table-cell>
          <table:table-cell office:value-type="float" office:value="3.21048">
            <text:p>3.21048</text:p>
          </table:table-cell>
          <table:table-cell/>
        </table:table-row>
        <table:table-row table:style-name="ro1">
          <table:table-cell/>
          <table:table-cell office:value-type="float" office:value="3000">
            <text:p>3000</text:p>
          </table:table-cell>
          <table:table-cell table:formula="of:=1/[.D9]" office:value-type="float" office:value="0.359374831543048">
            <text:p>0.3593748315</text:p>
          </table:table-cell>
          <table:table-cell office:value-type="float" office:value="2.78261">
            <text:p>2.78261</text:p>
          </table:table-cell>
          <table:table-cell/>
        </table:table-row>
        <table:table-row table:style-name="ro1">
          <table:table-cell/>
          <table:table-cell office:value-type="float" office:value="3500">
            <text:p>3500</text:p>
          </table:table-cell>
          <table:table-cell table:formula="of:=100-[.D10]" office:value-type="float" office:value="97.443">
            <text:p>97.443</text:p>
          </table:table-cell>
          <table:table-cell office:value-type="float" office:value="2.557">
            <text:p>2.557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>
            <text:p>Vertices</text:p>
          </table:table-cell>
          <table:table-cell office:value-type="string">
            <text:p>Performanc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1.2899">
            <text:p>1.28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2.363">
            <text:p>2.36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">
            <text:p>150</text:p>
          </table:table-cell>
          <table:table-cell office:value-type="float" office:value="3.604">
            <text:p>3.6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">
            <text:p>200</text:p>
          </table:table-cell>
          <table:table-cell office:value-type="float" office:value="4.803">
            <text:p>4.8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>
            <text:p>250</text:p>
          </table:table-cell>
          <table:table-cell office:value-type="float" office:value="5.874">
            <text:p>5.8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">
            <text:p>300</text:p>
          </table:table-cell>
          <table:table-cell office:value-type="float" office:value="6.972">
            <text:p>6.9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0">
            <text:p>350</text:p>
          </table:table-cell>
          <table:table-cell office:value-type="float" office:value="7.613">
            <text:p>7.613</text:p>
          </table:table-cell>
          <table:table-cell/>
          <table:table-cell>
            <draw:frame table:end-cell-address="Sheet1.L37" table:end-x="0.615in" table:end-y="0.1315in" draw:z-index="1" draw:style-name="gr1" draw:text-style-name="P1" svg:width="6.3in" svg:height="2.8244in" svg:x="0.5382in" svg:y="0.152in">
              <draw:object draw:notify-on-update-of-ranges="Sheet1.B15:Sheet1.B24 Sheet1.C13:Sheet1.C14 Sheet1.C15:Sheet1.C2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400">
            <text:p>400</text:p>
          </table:table-cell>
          <table:table-cell office:value-type="float" office:value="8.18">
            <text:p>8.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0">
            <text:p>450</text:p>
          </table:table-cell>
          <table:table-cell office:value-type="float" office:value="9.1877">
            <text:p>9.18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9.982">
            <text:p>9.982</text:p>
          </table:table-cell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>
            <text:p>E = 5*V</text:p>
          </table:table-cell>
          <table:table-cell office:value-type="float" office:value="50">
            <text:p>50</text:p>
          </table:table-cell>
          <table:table-cell office:value-type="float" office:value="1.297">
            <text:p>1.2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">
            <text:p>200</text:p>
          </table:table-cell>
          <table:table-cell office:value-type="float" office:value="4.977">
            <text:p>4.9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0">
            <text:p>350</text:p>
          </table:table-cell>
          <table:table-cell office:value-type="float" office:value="8.6">
            <text:p>8.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11.53">
            <text:p>11.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650">
            <text:p>650</text:p>
          </table:table-cell>
          <table:table-cell office:value-type="float" office:value="13.934">
            <text:p>13.9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0">
            <text:p>800</text:p>
          </table:table-cell>
          <table:table-cell office:value-type="float" office:value="15.96">
            <text:p>15.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950">
            <text:p>950</text:p>
          </table:table-cell>
          <table:table-cell office:value-type="float" office:value="17.845">
            <text:p>17.8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00">
            <text:p>1100</text:p>
          </table:table-cell>
          <table:table-cell office:value-type="float" office:value="19.716">
            <text:p>19.7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50">
            <text:p>1250</text:p>
          </table:table-cell>
          <table:table-cell office:value-type="float" office:value="21.8594">
            <text:p>21.85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00">
            <text:p>1400</text:p>
          </table:table-cell>
          <table:table-cell office:value-type="float" office:value="22.639">
            <text:p>22.639</text:p>
          </table:table-cell>
          <table:table-cell>
            <draw:frame table:end-cell-address="Sheet1.K58" table:end-x="0.5929in" table:end-y="0.163in" draw:z-index="2" draw:style-name="gr1" draw:text-style-name="P1" svg:width="6.3in" svg:height="3.5461in" svg:x="0.5161in" svg:y="0.1728in">
              <draw:object draw:notify-on-update-of-ranges="Sheet1.B29:Sheet1.B43 Sheet1.C29:Sheet1.C4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/>
        </table:table-row>
        <table:table-row table:style-name="ro1">
          <table:table-cell/>
          <table:table-cell office:value-type="float" office:value="1550">
            <text:p>1550</text:p>
          </table:table-cell>
          <table:table-cell office:value-type="float" office:value="24.7823">
            <text:p>24.78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00">
            <text:p>1700</text:p>
          </table:table-cell>
          <table:table-cell office:value-type="float" office:value="26.3815">
            <text:p>26.38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50">
            <text:p>1850</text:p>
          </table:table-cell>
          <table:table-cell office:value-type="float" office:value="27.621">
            <text:p>27.6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29.139">
            <text:p>29.1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50">
            <text:p>2150</text:p>
          </table:table-cell>
          <table:table-cell office:value-type="float" office:value="29.994">
            <text:p>29.9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00">
            <text:p>2300</text:p>
          </table:table-cell>
          <table:table-cell office:value-type="float" office:value="32.009">
            <text:p>32.009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1">08/01/2014</text:date>, <text:time>18:0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nnon Ganz</meta:initial-creator>
    <meta:creation-date>2014-08-01T12:11:02.52</meta:creation-date>
    <dc:date>2014-08-01T18:02:20.40</dc:date>
    <dc:creator>Lennon Ganz</dc:creator>
    <meta:editing-duration>PT3H35M9S</meta:editing-duration>
    <meta:editing-cycles>2</meta:editing-cycles>
    <meta:generator>OpenOffice/4.1.0$Win32 OpenOffice.org_project/410m18$Build-9764</meta:generator>
    <meta:document-statistic meta:table-count="3" meta:cell-count="7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8.981cm" xlink:href=".." xlink:type="simple" chart:class="chart:scatter" chart:style-name="ch1">
        <chart:legend chart:legend-position="end" svg:x="12.619cm" svg:y="4.178cm" style:legend-expansion="high" chart:style-name="ch2"/>
        <chart:plot-area chart:style-name="ch3" table:cell-range-address="Sheet1.B4:Sheet1.B9 Sheet1.C2:Sheet1.C3 Sheet1.D4:Sheet1.D9" chart:data-source-has-labels="row" svg:x="0.77cm" svg:y="0.851cm" svg:width="11.209cm" svg:height="7.531cm">
          <chartooo:coordinate-region svg:x="1.391cm" svg:y="1.063cm" svg:width="10.216cm" svg:height="6.6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4:Sheet1.D9" chart:label-cell-address="Sheet1.C2:Sheet1.C3" chart:class="chart:scatter">
            <chart:domain table:cell-range-address="Sheet1.B4:Sheet1.B9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erformance</text:p>
                <text:list>
                  <text:list-item>
                    <text:p>Performance</text:p>
                  </text:list-item>
                  <text:list-item>
                    <text:p/>
                  </text:list-item>
                </text:list>
                <draw:g>
                  <svg:desc>Sheet1.C2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heet1.B4:Sheet1.B9</svg:desc>
                </draw:g>
              </table:table-cell>
              <table:table-cell office:value-type="float" office:value="13.4676">
                <text:p>13.4676</text:p>
                <draw:g>
                  <svg:desc>Sheet1.D4:Sheet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6.796">
                <text:p>6.7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4.769">
                <text:p>4.7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3.73426">
                <text:p>3.734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3.21048">
                <text:p>3.210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2.78261">
                <text:p>2.782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7.175cm" xlink:href=".." xlink:type="simple" chart:class="chart:scatter" chart:style-name="ch1">
        <chart:legend chart:legend-position="end" svg:x="12.622cm" svg:y="3.275cm" style:legend-expansion="high" chart:style-name="ch2"/>
        <chart:plot-area chart:style-name="ch3" table:cell-range-address="Sheet1.B15:Sheet1.C24 Sheet1.C13:Sheet1.C14" chart:data-source-has-labels="row" svg:x="0.77cm" svg:y="0.707cm" svg:width="11.212cm" svg:height="5.905cm">
          <chartooo:coordinate-region svg:x="1.391cm" svg:y="0.919cm" svg:width="10.311cm" svg:height="5.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5:Sheet1.C24" chart:label-cell-address="Sheet1.C13:Sheet1.C14" chart:class="chart:scatter">
            <chart:domain table:cell-range-address="Sheet1.B15:Sheet1.B24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erformance</text:p>
                <text:list>
                  <text:list-item>
                    <text:p>Performance</text:p>
                  </text:list-item>
                  <text:list-item>
                    <text:p/>
                  </text:list-item>
                </text:list>
                <draw:g>
                  <svg:desc>Sheet1.C13:Sheet1.C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B15:Sheet1.B24</svg:desc>
                </draw:g>
              </table:table-cell>
              <table:table-cell office:value-type="float" office:value="1.2899">
                <text:p>1.2899</text:p>
                <draw:g>
                  <svg:desc>Sheet1.C15:Sheet1.C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.363">
                <text:p>2.3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3.604">
                <text:p>3.6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4.803">
                <text:p>4.8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5.874">
                <text:p>5.8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6.972">
                <text:p>6.9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">
                <text:p>350</text:p>
              </table:table-cell>
              <table:table-cell office:value-type="float" office:value="7.613">
                <text:p>7.6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8.18">
                <text:p>8.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">
                <text:p>450</text:p>
              </table:table-cell>
              <table:table-cell office:value-type="float" office:value="9.1877">
                <text:p>9.18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9.982">
                <text:p>9.9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9.008cm" xlink:href=".." xlink:type="simple" chart:class="chart:scatter" chart:style-name="ch1">
        <chart:legend chart:legend-position="end" svg:x="13.151cm" svg:y="4.192cm" style:legend-expansion="high" chart:style-name="ch2"/>
        <chart:plot-area chart:style-name="ch3" table:cell-range-address="Sheet1.B29:Sheet1.C43" svg:x="0.77cm" svg:y="0.855cm" svg:width="11.741cm" svg:height="7.553cm">
          <chartooo:coordinate-region svg:x="1.391cm" svg:y="1.067cm" svg:width="10.748cm" svg:height="6.6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9:Sheet1.C43" chart:class="chart:scatter">
            <chart:domain table:cell-range-address="Sheet1.B29:Sheet1.B43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B29:Sheet1.B43</svg:desc>
                </draw:g>
              </table:table-cell>
              <table:table-cell office:value-type="float" office:value="1.297">
                <text:p>1.297</text:p>
                <draw:g>
                  <svg:desc>Sheet1.C29:Sheet1.C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4.977">
                <text:p>4.9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0">
                <text:p>350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1.53">
                <text:p>11.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0">
                <text:p>650</text:p>
              </table:table-cell>
              <table:table-cell office:value-type="float" office:value="13.934">
                <text:p>13.9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0">
                <text:p>800</text:p>
              </table:table-cell>
              <table:table-cell office:value-type="float" office:value="15.96">
                <text:p>15.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50">
                <text:p>950</text:p>
              </table:table-cell>
              <table:table-cell office:value-type="float" office:value="17.845">
                <text:p>17.8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0">
                <text:p>1100</text:p>
              </table:table-cell>
              <table:table-cell office:value-type="float" office:value="19.716">
                <text:p>19.7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50">
                <text:p>1250</text:p>
              </table:table-cell>
              <table:table-cell office:value-type="float" office:value="21.8594">
                <text:p>21.85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00">
                <text:p>1400</text:p>
              </table:table-cell>
              <table:table-cell office:value-type="float" office:value="22.639">
                <text:p>22.6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50">
                <text:p>1550</text:p>
              </table:table-cell>
              <table:table-cell office:value-type="float" office:value="24.7823">
                <text:p>24.78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00">
                <text:p>1700</text:p>
              </table:table-cell>
              <table:table-cell office:value-type="float" office:value="26.3815">
                <text:p>26.38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50">
                <text:p>1850</text:p>
              </table:table-cell>
              <table:table-cell office:value-type="float" office:value="27.621">
                <text:p>27.6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">
                <text:p>2000</text:p>
              </table:table-cell>
              <table:table-cell office:value-type="float" office:value="29.139">
                <text:p>29.1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50">
                <text:p>2150</text:p>
              </table:table-cell>
              <table:table-cell office:value-type="float" office:value="29.994">
                <text:p>29.9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